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start" style:justify-single-word="false"/>
      <style:text-properties fo:font-size="16pt" style:font-size-asian="16pt" style:language-asian="zh" style:country-asian="CN" style:font-size-complex="16pt"/>
    </style:style>
    <style:style style:name="P2" style:family="paragraph" style:parent-style-name="Standard">
      <style:paragraph-properties fo:text-align="center" style:justify-single-word="false"/>
      <style:text-properties fo:font-size="26pt" style:font-size-asian="26pt" style:language-asian="zh" style:country-asian="CN" style:font-size-complex="26pt"/>
    </style:style>
    <style:style style:name="P3" style:family="paragraph" style:parent-style-name="Standard">
      <style:paragraph-properties fo:text-align="center" style:justify-single-word="false"/>
      <style:text-properties fo:font-size="10.5pt" style:font-size-asian="10.5pt" style:language-asian="zh" style:country-asian="CN"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实验报告</text:p>
      <text:p text:style-name="P3">1805 刘科宏</text:p>
      <text:p text:style-name="P3"/>
      <text:p text:style-name="P3"/>
      <text:p text:style-name="P3"/>
      <text:p text:style-name="P1"><text:s text:c="4"/>这次作业要求使用openoffice来做，所以我先从官网上面选择了简体中文4.1.6版本openoffice，然后安装在了D盘上，安装时全是默认安装，接着点击开了运行，开始了做简历的历程。</text:p>
      <text:p text:style-name="P1"><text:s text:c="4"/>由于要制作三种简历，所以我先从了比较复杂的文本简历开始制作，我先用西装拍了一张上半身的照片，接着p成白底的，然后从网络上寻找了一些简历的样式来观察简历所必须一些内容，学习内容的写法，学习完了之后，我便在网上寻找了一个模板拿来修改，我下载好了一个模板之后，便开始了填写，做到后面时发现我目前的现有能力不足，想到这是四年之后的简历，于是我加上了之后我将会学习到的技能以及一些我希望我在大学四年当中可以掌握的技能，这也当作我的一些期望吧。然后我发现了模板上的工作经历等内容完全没有，于是我改成了兴趣爱好与获奖经历，又由于目前才大一上学期，我并没有什么获奖经历，于是我加上了许许多多我希望我可以在今后可以获得的奖项和奖学金，同上我也希望这是对我的激励。然后文本的简历也就差不多做完了。</text:p>
      <text:p text:style-name="P1"><text:s text:c="4"/>接着我开始制作表格的简历，我从网上收集些样式之后，便开始完全从头开始制作表格，把表格的每一个框架安排好了之后就开始填信息，基本就是把文本的信息复制粘贴到了表格上，只有一些小小的修改。</text:p>
      <text:p text:style-name="P1"><text:s text:c="4"/>最后开始制作幻灯片的简历，首先从网络上找了一些适合作为简历的PPT素材，然后开始从头开始制作PPT，由于设计没有经验，设计得并不是很美观，也无法改进。我在PPT当中把获奖经历分成了几年的份，其余的内容与文本的简历无太大区别。</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刘 科宏</meta:initial-creator>
    <meta:creation-date>2018-12-30T13:48:39.84</meta:creation-date>
    <meta:document-statistic meta:table-count="0" meta:image-count="0" meta:object-count="0" meta:page-count="1" meta:paragraph-count="6" meta:word-count="615" meta:character-count="663"/>
    <dc:date>2018-12-30T15:01:02.22</dc:date>
    <dc:creator>刘 科宏</dc:creator>
    <meta:editing-duration>PT10M11S</meta:editing-duration>
    <meta:editing-cycles>1</meta:editing-cycles>
    <meta:generator>OpenOffice/4.1.6$Win32 OpenOffice.org_project/416m1$Build-9790</meta:generator>
  </office:meta>
</office:document-meta>
</file>